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6137" officeooo:paragraph-rsid="00046137"/>
    </style:style>
    <style:style style:name="P2" style:family="paragraph" style:parent-style-name="Standard">
      <style:text-properties officeooo:rsid="000461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5T11:37:19.895000000</dc:date>
    <meta:editing-duration>PT2M44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